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202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202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2020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201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201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201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2017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201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2016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2012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201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200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200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200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2001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200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9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9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9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96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95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94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9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9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9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9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9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9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90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8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89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88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8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8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8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8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86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85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8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8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8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8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8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80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80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7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7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7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77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7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7</text:p>
          </table:table-cell>
          <table:table-cell office:value-type="string" calcext:value-type="string">
            <text:p>1975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1" meta:object-count="0"/>
    <meta:user-defined meta:name="AppVersion">3.0</meta:user-defined>
  </office:meta>
</office:document-meta>
</file>